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4e3c1" officeooo:paragraph-rsid="0014e3c1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56ab6" officeooo:paragraph-rsid="00156ab6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157eb7" officeooo:paragraph-rsid="00157eb7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1618a4" officeooo:paragraph-rsid="001618a4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162bb8" officeooo:paragraph-rsid="00162bb8" style:font-size-asian="16pt" style:language-asian="zh" style:country-asian="CN" style:font-size-complex="18.25pt"/>
    </style:style>
    <style:style style:name="P6" style:family="paragraph" style:parent-style-name="Standard">
      <style:text-properties fo:font-size="18.25pt" officeooo:rsid="00177852" officeooo:paragraph-rsid="00177852" style:font-size-asian="16pt" style:language-asian="zh" style:country-asian="CN" style:font-size-complex="18.25pt"/>
    </style:style>
    <style:style style:name="T1" style:family="text">
      <style:text-properties officeooo:rsid="00184b06"/>
    </style:style>
    <style:style style:name="T2" style:family="text">
      <style:text-properties officeooo:rsid="00197d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数据库增加一项存放图像路径</text:p>
      <text:p text:style-name="P1">2,添加视图增加头像一项文件上传</text:p>
      <text:p text:style-name="P1">3,更改表单提交方式</text:p>
      <text:p text:style-name="P1">4,使用复杂类型工厂模式读取</text:p>
      <text:p text:style-name="P1">5,判断是否为普通字段，如果是，<text:bookmark-start text:name="__DdeLink__2_702467555"/>判断文本域不为空<text:bookmark-end text:name="__DdeLink__2_702467555"/>，获取文本域内容 判断文本域是否等于数据库相应字段，并赋值，</text:p>
      <text:p text:style-name="P1"/>
      <text:p text:style-name="P1">6,如果不是， 判断文本域不为空,获取绝对路径，根据原始文件名截取后缀名，，获取UUID名，获取相对路径（存放目录一级加上UUID和后缀名）把值赋给对象，获取文件对象，将文件上传到绝对路径+UUID和后缀名</text:p>
      <text:p text:style-name="P2">7，创建集合加入一图片结尾的字段，将字段和获得文件的后缀比较如果包含就可以上传，否则就打印相关提示</text:p>
      <text:p text:style-name="P3">8,设置文件上传的大小限制，判断异常，如果上传超过限制就打印相应提示.</text:p>
      <text:p text:style-name="P5">9.修改<text:span text:style-name="T2">DAO底层的实现</text:span>其他功能的sql和对象的属性</text:p>
      <text:p text:style-name="P5"/>
      <text:p text:style-name="P4">图片的展示：</text:p>
      <text:p text:style-name="P4">展示的主页加入一个单元格，在通用的包含文件中设置项目名前面的路径，单元格中加入img标签获得的路径和对象的相对路径，设置大小展示头像</text:p>
      <text:p text:style-name="P4"/>
      <text:p text:style-name="P6">图片的修改</text:p>
      <text:p text:style-name="P6">在添加的页面加入一项头像的修改,<text:span text:style-name="T1">展示值为图片的相对路径</text:span>，更改表单，在修改的servlet中，拷贝一份添加的servlet，增加id的一项数据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53S</meta:editing-duration>
    <meta:editing-cycles>8</meta:editing-cycles>
    <meta:generator>LibreOffice/5.3.0.3$Windows_X86_64 LibreOffice_project/7074905676c47b82bbcfbea1aeefc84afe1c50e1</meta:generator>
    <dc:date>2018-03-23T00:14:34.774000000</dc:date>
    <meta:document-statistic meta:table-count="0" meta:image-count="0" meta:object-count="0" meta:page-count="1" meta:paragraph-count="13" meta:word-count="430" meta:character-count="469" meta:non-whitespace-character-count="467"/>
    <meta:user-defined meta:name="Info 1"/>
    <meta:user-defined meta:name="Info 2"/>
    <meta:user-defined meta:name="Info 3"/>
    <meta:user-defined meta:name="Info 4"/>
  </office:meta>
</office:document-meta>
</file>